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61156" officeooo:paragraph-rsid="00161156" style:font-size-asian="18pt" style:font-size-complex="18pt"/>
    </style:style>
    <style:style style:name="P2" style:family="paragraph" style:parent-style-name="Standard">
      <style:text-properties fo:font-size="12pt" officeooo:rsid="00161156" officeooo:paragraph-rsid="00161156" style:font-size-asian="10.5pt" style:font-size-complex="12pt"/>
    </style:style>
    <style:style style:name="P3" style:family="paragraph" style:parent-style-name="Standard">
      <style:text-properties fo:font-size="12pt" officeooo:rsid="0017ca09" officeooo:paragraph-rsid="0017ca09" style:font-size-asian="10.5pt" style:font-size-complex="12pt"/>
    </style:style>
    <style:style style:name="T1" style:family="text">
      <style:text-properties officeooo:rsid="0017ca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pos</text:p>
      <text:p text:style-name="P1"/>
      <text:p text:style-name="P2">Ya hemos mencioado que Haskell tiene tipado estático y fuerte. Esto significa que por ejemplo si queremos dividir un Boolean por un Int no sólo va a dar error sino que además no va a llegar a compilar.</text:p>
      <text:p text:style-name="P2"/>
      <text:p text:style-name="P2">Al contrario que en Java o en C, donde debemos especificar tipos para que se pueda compilar, en Haskell no siempre es necesario, ya que los tipos, si no se especifican, son inferidos por el compil<text:span text:style-name="T1">a</text:span>dor.</text:p>
      <text:p text:style-name="P2"/>
      <text:p text:style-name="P3">Para empezar, vemos unos ejemplos simples 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ban </meta:initial-creator>
    <meta:creation-date>2015-05-20T18:31:12.361788517</meta:creation-date>
    <dc:date>2015-05-20T18:56:53.435828787</dc:date>
    <dc:creator>Esteban </dc:creator>
    <meta:editing-duration>PT10M30S</meta:editing-duration>
    <meta:editing-cycles>1</meta:editing-cycles>
    <meta:document-statistic meta:table-count="0" meta:image-count="0" meta:object-count="0" meta:page-count="1" meta:paragraph-count="4" meta:word-count="82" meta:character-count="451" meta:non-whitespace-character-count="373"/>
    <meta:generator>LibreOffice/4.2.4.2$Linux_X86_64 LibreOffice_project/420m0$Build-2</meta:generator>
  </office:meta>
</office:document-meta>
</file>